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95cm" fo:margin-left="0.053cm" fo:margin-top="0cm" fo:margin-bottom="0cm" table:align="left" style:writing-mode="lr-tb"/>
    </style:style>
    <style:style style:name="Table1.A" style:family="table-column">
      <style:table-column-properties style:column-width="11.197cm"/>
    </style:style>
    <style:style style:name="Table1.B" style:family="table-column">
      <style:table-column-properties style:column-width="11.698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Table1.4" style:family="table-row">
      <style:table-row-properties style:min-row-height="0.857cm" fo:keep-together="auto"/>
    </style:style>
    <style:style style:name="Table1.A4" style:family="table-cell">
      <style:table-cell-properties style:vertical-align="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1.307cm" fo:keep-together="auto"/>
    </style:style>
    <style:style style:name="Table1.6" style:family="table-row">
      <style:table-row-properties style:min-row-height="1.439cm" fo:keep-together="auto"/>
    </style:style>
    <style:style style:name="Table1.7" style:family="table-row">
      <style:table-row-properties style:min-row-height="1.48cm" fo:keep-together="auto"/>
    </style:style>
    <style:style style:name="Table2" style:family="table">
      <style:table-properties style:width="23.08cm" fo:margin-left="-0.018cm" fo:margin-top="0cm" fo:margin-bottom="0cm" table:align="left" style:writing-mode="lr-tb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159cm"/>
    </style:style>
    <style:style style:name="Table2.C" style:family="table-column">
      <style:table-column-properties style:column-width="5.768cm"/>
    </style:style>
    <style:style style:name="Table2.D" style:family="table-column">
      <style:table-column-properties style:column-width="5.265cm"/>
    </style:style>
    <style:style style:name="Table2.E" style:family="table-column">
      <style:table-column-properties style:column-width="5.38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.002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9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1ce353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f7965" officeooo:paragraph-rsid="002f7965" style:font-name-complex="Calibri1"/>
    </style:style>
    <style:style style:name="P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c83a5" officeooo:paragraph-rsid="003c83a5" style:font-name-complex="Calibri1"/>
    </style:style>
    <style:style style:name="P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c83a5" officeooo:paragraph-rsid="00408729" style:font-name-complex="Calibri1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08729" officeooo:paragraph-rsid="00408729" style:font-name-complex="Calibri1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08729" officeooo:paragraph-rsid="00408729" style:font-name-complex="Calibri1"/>
    </style:style>
    <style:style style:name="P11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2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4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italic" style:font-style-asian="italic" style:font-name-complex="Calibri1" style:font-style-complex="italic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3dcfe9" officeooo:paragraph-rsid="003dcfe9" style:font-style-asian="normal" style:font-name-complex="Calibri1" style:font-style-complex="normal"/>
    </style:style>
    <style:style style:name="P17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fo:font-style="italic" officeooo:rsid="002c41c7" officeooo:paragraph-rsid="002c41c7" style:font-style-asian="italic" style:font-style-complex="italic"/>
    </style:style>
    <style:style style:name="P1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1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10223" officeooo:paragraph-rsid="00210223" style:font-name-complex="Calibri1"/>
    </style:style>
    <style:style style:name="P2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a836a" officeooo:paragraph-rsid="002a836a" style:font-name-complex="Calibri1"/>
    </style:style>
    <style:style style:name="P2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c83a5" officeooo:paragraph-rsid="003c83a5" style:font-name-complex="Calibri1"/>
    </style:style>
    <style:style style:name="P2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dcfe9" officeooo:paragraph-rsid="003dcfe9" style:font-name-complex="Calibri1"/>
    </style:style>
    <style:style style:name="P2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dcfe9" officeooo:paragraph-rsid="00408729" style:font-name-complex="Calibri1"/>
    </style:style>
    <style:style style:name="P2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f7965" officeooo:paragraph-rsid="002f7965" style:font-name-complex="Calibri1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3f21c" officeooo:paragraph-rsid="0023f21c" style:font-name-complex="Calibri1"/>
    </style:style>
    <style:style style:name="P3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dc43a" officeooo:paragraph-rsid="002dc43a" style:font-name-complex="Calibri1"/>
    </style:style>
    <style:style style:name="P3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08729" officeooo:paragraph-rsid="00408729" style:font-name-complex="Calibri1"/>
    </style:style>
    <style:style style:name="P3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5ce64" officeooo:paragraph-rsid="0045ce64" style:font-name-complex="Calibri1"/>
    </style:style>
    <style:style style:name="P33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666ab" officeooo:paragraph-rsid="004666ab" style:font-name-complex="Calibri1" style:text-scale="99%"/>
    </style:style>
    <style:style style:name="P3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666ab" officeooo:paragraph-rsid="004666ab" style:font-name-complex="Calibri1"/>
    </style:style>
    <style:style style:name="P3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45ce64" officeooo:paragraph-rsid="0045ce64" style:font-style-asian="normal" style:font-name-complex="Calibri1" style:font-style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a1b97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style:font-name-complex="Calibri1" style:font-weight-complex="bold"/>
    </style:style>
    <style:style style:name="T8" style:family="text">
      <style:text-properties fo:color="#000000" loext:opacity="100%" style:font-name="Calibri" officeooo:rsid="0042e493" style:font-name-complex="Calibri1" style:font-weight-complex="bold"/>
    </style:style>
    <style:style style:name="T9" style:family="text">
      <style:text-properties fo:color="#000000" loext:opacity="100%" style:font-name="Calibri" fo:font-weight="normal" officeooo:rsid="001b1fcb" style:font-weight-asian="normal" style:font-name-complex="Calibri1" style:font-weight-complex="normal"/>
    </style:style>
    <style:style style:name="T10" style:family="text">
      <style:text-properties fo:color="#000000" loext:opacity="100%" style:font-name="Calibri" fo:font-weight="normal" officeooo:rsid="00279c0a" style:font-weight-asian="normal" style:font-name-complex="Calibri1" style:font-weight-complex="normal"/>
    </style:style>
    <style:style style:name="T11" style:family="text">
      <style:text-properties fo:color="#000000" loext:opacity="100%" style:font-name="Calibri" fo:font-weight="normal" officeooo:rsid="002f7965" style:font-weight-asian="normal" style:font-name-complex="Calibri1" style:font-weight-complex="normal"/>
    </style:style>
    <style:style style:name="T12" style:family="text">
      <style:text-properties fo:color="#000000" loext:opacity="100%" style:font-name="Calibri" fo:font-weight="normal" officeooo:rsid="0042e493" style:font-weight-asian="normal" style:font-name-complex="Calibri1" style:font-weight-complex="normal"/>
    </style:style>
    <style:style style:name="T13" style:family="text">
      <style:text-properties fo:color="#000000" loext:opacity="100%" style:font-name="Calibri" fo:font-weight="normal" officeooo:rsid="004453aa" style:font-weight-asian="normal" style:font-name-complex="Calibri1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c83a5" style:font-style-asian="normal" style:font-style-complex="normal"/>
    </style:style>
    <style:style style:name="T16" style:family="text">
      <style:text-properties fo:font-style="normal" officeooo:rsid="0045ce64" style:font-style-asian="normal" style:font-style-complex="normal"/>
    </style:style>
    <style:style style:name="T17" style:family="text">
      <style:text-properties officeooo:rsid="002a836a"/>
    </style:style>
    <style:style style:name="T18" style:family="text">
      <style:text-properties fo:font-weight="normal" officeooo:rsid="002a836a" style:font-weight-asian="normal" style:font-weight-complex="normal"/>
    </style:style>
    <style:style style:name="T19" style:family="text">
      <style:text-properties officeooo:rsid="003dcfe9"/>
    </style:style>
    <style:style style:name="T20" style:family="text">
      <style:text-properties officeooo:rsid="00408729"/>
    </style:style>
    <style:style style:name="T21" style:family="text">
      <style:text-properties officeooo:rsid="0045ce64"/>
    </style:style>
    <style:style style:name="T22" style:family="text">
      <style:text-properties officeooo:rsid="00466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text:span text:style-name="T2">Tested Project Name: OpiNe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8" loext:marker-style-name="T3"/>
            <text:p text:style-name="P4">SPSE Jecna Test Case </text:p>
            <text:p text:style-name="P19" loext:marker-style-name="T3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5">Test Case ID:</text:span><text:span text:style-name="T9"> </text:span><text:span text:style-name="T10">Req</text:span><text:span text:style-name="T7">_</text:span><text:span text:style-name="T8">6</text:span></text:p>
          </table:table-cell>
          <table:table-cell table:style-name="Table1.B3" office:value-type="string">
            <text:p text:style-name="P1"><text:span text:style-name="T4">Test Designed by: </text:span><text:span text:style-name="T9">Tomáš Hůla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5">Test Name: </text:span><text:span text:style-name="T12">Report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5">Brief description: </text:span><text:span text:style-name="T11">Test </text:span><text:span text:style-name="T13">that a report can be created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13"><text:s text:c="2"/>Pre-conditions: <text:span text:style-name="T18">Proc_1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4"><text:s text:c="2"/>Dependencies and Requirements:</text:span><text:span text:style-name="T6"> </text:span></text:p>
          </table:table-cell>
          <table:covered-table-cell/>
        </table:table-row>
      </table:table>
      <text:p text:style-name="P20" loext:marker-style-name="T6"/>
      <text:p text:style-name="P21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Step</text:p>
          </table:table-cell>
          <table:table-cell table:style-name="Table2.A1" office:value-type="string">
            <text:p text:style-name="P12">Test Steps</text:p>
          </table:table-cell>
          <table:table-cell table:style-name="Table2.A1" office:value-type="string">
            <text:p text:style-name="P14">Test Data</text:p>
          </table:table-cell>
          <table:table-cell table:style-name="Table2.A1" office:value-type="string">
            <text:p text:style-name="P12">Expected Result</text:p>
          </table:table-cell>
          <table:table-cell table:style-name="Table2.E1" office:value-type="string">
            <text:p text:style-name="P12">Notes</text:p>
          </table:table-cell>
        </table:table-row>
        <table:table-row table:style-name="Table2.2">
          <table:table-cell table:style-name="Table2.A2" office:value-type="string">
            <text:p text:style-name="P33">1</text:p>
          </table:table-cell>
          <table:table-cell table:style-name="Table2.B2" office:value-type="string">
            <text:p text:style-name="P5"><text:s/><text:span text:style-name="T17">Run the app</text:span></text:p>
          </table:table-cell>
          <table:table-cell table:style-name="Table2.C2" office:value-type="string">
            <text:p text:style-name="P23" loext:marker-style-name="T6"/>
          </table:table-cell>
          <table:table-cell table:style-name="Table2.D2" office:value-type="string">
            <text:p text:style-name="P24" loext:marker-style-name="T6">The app windows will show</text:p>
          </table:table-cell>
          <table:table-cell table:style-name="Table2.E2" office:value-type="string">
            <text:p text:style-name="P5" loext:marker-style-name="T6"/>
          </table:table-cell>
        </table:table-row>
        <table:table-row table:style-name="Table2.3">
          <table:table-cell table:style-name="Table2.A3" office:value-type="string">
            <text:p text:style-name="P34">2</text:p>
          </table:table-cell>
          <table:table-cell table:style-name="Table2.B3" office:value-type="string">
            <text:p text:style-name="P15"><text:s/><text:span text:style-name="T15">Click on </text:span><text:span text:style-name="T16">the “Management” button in the bottom right</text:span></text:p>
          </table:table-cell>
          <table:table-cell table:style-name="Table2.C3" office:value-type="string">
            <text:p text:style-name="P5" loext:marker-style-name="T6"/>
          </table:table-cell>
          <table:table-cell table:style-name="Table2.D3" office:value-type="string">
            <text:p text:style-name="P7" loext:marker-style-name="T6">The <text:span text:style-name="T21">management screen is shown, along with a table of few reports</text:span></text:p>
          </table:table-cell>
          <table:table-cell table:style-name="Table2.E3" office:value-type="string">
            <text:p text:style-name="P5" loext:marker-style-name="T6"/>
          </table:table-cell>
        </table:table-row>
        <table:table-row table:style-name="Table2.3">
          <table:table-cell table:style-name="Table2.A3" office:value-type="string">
            <text:p text:style-name="P34">3</text:p>
          </table:table-cell>
          <table:table-cell table:style-name="Table2.B3" office:value-type="string">
            <text:p text:style-name="P35">Click “Export report” button</text:p>
          </table:table-cell>
          <table:table-cell table:style-name="Table2.C3" office:value-type="string">
            <text:p text:style-name="P5" loext:marker-style-name="T6"/>
          </table:table-cell>
          <table:table-cell table:style-name="Table2.D3" office:value-type="string">
            <text:p text:style-name="P32" loext:marker-style-name="T6">A file picker dialog will pop up</text:p>
          </table:table-cell>
          <table:table-cell table:style-name="Table2.E3" office:value-type="string">
            <text:p text:style-name="P5" loext:marker-style-name="T6"/>
          </table:table-cell>
        </table:table-row>
        <table:table-row table:style-name="Table2.3">
          <table:table-cell table:style-name="Table2.A5" office:value-type="string">
            <text:p text:style-name="P34">4</text:p>
          </table:table-cell>
          <table:table-cell table:style-name="Table2.B5" office:value-type="string">
            <text:p text:style-name="P35">Select the desired file name and click save</text:p>
          </table:table-cell>
          <table:table-cell table:style-name="Table2.C5" office:value-type="string">
            <text:p text:style-name="P5" loext:marker-style-name="T6"/>
          </table:table-cell>
          <table:table-cell table:style-name="Table2.D5" office:value-type="string">
            <text:p text:style-name="P32" loext:marker-style-name="T6">A JSON file with the reports will be created</text:p>
          </table:table-cell>
          <table:table-cell table:style-name="Table2.E5" office:value-type="string">
            <text:p text:style-name="P5" loext:marker-style-name="T6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19:39:17.787046028</dc:date>
    <meta:editing-cycles>41</meta:editing-cycles>
    <meta:editing-duration>PT7H18M12S</meta:editing-duration>
    <meta:generator>LibreOffice/24.2.7.2$Linux_X86_64 LibreOffice_project/420$Build-2</meta:generator>
    <meta:document-statistic meta:table-count="2" meta:image-count="0" meta:object-count="0" meta:page-count="1" meta:paragraph-count="25" meta:word-count="103" meta:character-count="571" meta:non-whitespace-character-count="484"/>
    <meta:user-defined meta:name="Operator">Alena Reichlová</meta:user-defined>
  </office:meta>
</office:document-meta>
</file>